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425cm" svg:height="3.97cm" draw:transform="rotate (-3.11104939167989) translate (6.36162064094159cm 6.23690988264211cm)" svg:viewBox="0 0 2426 3971" svg:d="M1217 3970c528-19 1078-290 1180-887 101-598-69-960-520-1296s-1314-508-1263-742c51-233 282-336 454-310 171 26 497-729 310-735-519 32-1154 273-1323 956-168 683 143 1024 840 1306 697 283 1005 492 964 722s-411 253-610 247c-200-7-535-69-632-324-36-93-694 552-610 634 269 273 682 448 1210 429z">
          <text:p/>
        </draw:path>
        <draw:path draw:style-name="gr1" draw:text-style-name="P1" draw:layer="layout" svg:width="2.556cm" svg:height="4.033cm" draw:transform="rotate (0.0303687289847013) translate (3.6768817197586cm 3.9978999019368cm)" svg:viewBox="0 0 2557 4034" svg:d="M1283 4033c613 22 1151-306 1252-903 101-598-139-1007-590-1343s-1314-508-1263-742c51-233 282-336 453-310 172 26 498-729 311-735-519 32-1154 273-1323 956s143 1024 840 1306c697 283 1005 538 964 768s-412 270-612 264c-200-7-608-174-700-452-36-93-692 554-607 636 327 318 663 533 1275 555z">
          <text:p/>
        </draw:path>
        <draw:path draw:style-name="gr2" draw:text-style-name="P1" draw:layer="layout" svg:width="0.903cm" svg:height="0.661cm" draw:transform="rotate (-2.15757602131539) translate (6.4139911071038cm 2.806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139626340159544) rotate (-2.15705242253979) translate (5.57603264294214cm 5.7015983539642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903cm" svg:height="0.661cm" draw:transform="rotate (-2.15757602131539) translate (4.51499110710376cm 6.882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261799387799138) rotate (-2.15740148839019) translate (5.45827738157413cm 4.1204936392254cm)" svg:viewBox="0 0 836 551" svg:d="M433 549c171-16 340-143 391-251 50-108-64-201-193-254-130-52-268-66-432 3-162 69-262 183-153 322 108 138 216 195 387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30:12.719000000</dc:date>
    <meta:editing-duration>PT3M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